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19b0" officeooo:paragraph-rsid="001819b0"/>
    </style:style>
    <style:style style:name="P2" style:family="paragraph" style:parent-style-name="Standard">
      <style:text-properties officeooo:rsid="001819b0" officeooo:paragraph-rsid="001819b0"/>
    </style:style>
    <style:style style:name="P3" style:family="paragraph" style:parent-style-name="Standard">
      <style:text-properties officeooo:rsid="001819b0" officeooo:paragraph-rsid="0025e4ad"/>
    </style:style>
    <style:style style:name="P4" style:family="paragraph" style:parent-style-name="Standard">
      <style:text-properties officeooo:rsid="0024ed4a" officeooo:paragraph-rsid="0024ed4a"/>
    </style:style>
    <style:style style:name="P5" style:family="paragraph" style:parent-style-name="Standard">
      <style:text-properties officeooo:paragraph-rsid="0024ed4a"/>
    </style:style>
    <style:style style:name="P6" style:family="paragraph" style:parent-style-name="Standard">
      <style:text-properties officeooo:rsid="0025e4ad" officeooo:paragraph-rsid="0025e4ad"/>
    </style:style>
    <style:style style:name="P7" style:family="paragraph" style:parent-style-name="Standard">
      <style:text-properties officeooo:paragraph-rsid="0025e4ad"/>
    </style:style>
    <style:style style:name="T1" style:family="text">
      <style:text-properties officeooo:rsid="0024ed4a"/>
    </style:style>
    <style:style style:name="T2" style:family="text">
      <style:text-properties officeooo:rsid="001819b0"/>
    </style:style>
    <style:style style:name="T3" style:family="text">
      <style:text-properties officeooo:rsid="002524e7"/>
    </style:style>
    <style:style style:name="T4" style:family="text">
      <style:text-properties officeooo:rsid="0025e4ad"/>
    </style:style>
    <style:style style:name="T5" style:family="text">
      <style:text-properties officeooo:rsid="0026ba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oards User Guides</text:p>
      <text:p text:style-name="P1"/>
      <text:p text:style-name="P1">Science</text:p>
      <text:p text:style-name="P7"/>
      <text:p text:style-name="P3">Arm Board: <text:span text:style-name="T4">Flash </text:span><text:bookmark text:name="file-name-id-wide"/>260309_Science_on_arm_board.<text:span text:style-name="T4">ino</text:span></text:p>
      <text:p text:style-name="P1">Drill Linear Rail (D-pad up and down)</text:p>
      <text:p text:style-name="P1">Servo (D-pad left and right)</text:p>
      <text:p text:style-name="P1">Microscope raise and lower (A and Y)</text:p>
      <text:p text:style-name="P1"/>
      <text:p text:style-name="P3">Scoop Board: <text:span text:style-name="T4">Flash </text:span>260309_Science_on_<text:span text:style-name="T4">scoop</text:span>_board.<text:span text:style-name="T4">ino</text:span></text:p>
      <text:p text:style-name="P1">Drill (RB) <text:span text:style-name="T3">(Plug into one of the singles)</text:span></text:p>
      <text:p text:style-name="P1">Linear Actuator (X and B) <text:span text:style-name="T3">(Plug into one of the doubles)</text:span></text:p>
      <text:p text:style-name="P1"/>
      <text:p text:style-name="P4">Excavation and Construction</text:p>
      <text:p text:style-name="P4"/>
      <text:p text:style-name="P5"><text:span text:style-name="T1">Scoop Board: </text:span><text:span text:style-name="T4">Flash </text:span><text:bookmark text:name="file-name-id-wide1"/>2600309_Scoop_Old_Board</text:p>
      <text:p text:style-name="P4">A,X,B,Y </text:p>
      <text:p text:style-name="P4"/>
      <text:p text:style-name="P4">Arm</text:p>
      <text:p text:style-name="P4"/>
      <text:p text:style-name="P7"><text:span text:style-name="T4">Canbus Board: Flash </text:span><text:bookmark text:name="file-name-id-wide2"/>250923_IK_logging_arm</text:p>
      <text:p text:style-name="P5"><text:span text:style-name="T1">Arm Board: </text:span><text:span text:style-name="T4">Flash </text:span><text:bookmark text:name="file-name-id-wide3"/>260308_Arm_with_Fwiends</text:p>
      <text:p text:style-name="P4"/>
      <text:p text:style-name="P4">Left joystick to move arm, see gui for where it is</text:p>
      <text:p text:style-name="P4">A,B for side to side stepper</text:p>
      <text:p text:style-name="P4">RB for Emag (Currently non-functional)</text:p>
      <text:p text:style-name="P4">Move servo <text:span text:style-name="T2">(D-pad up and down)</text:span></text:p>
      <text:p text:style-name="P4"/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8T20:50:58.560331793</meta:creation-date>
    <dc:date>2026-03-09T11:46:11.466532131</dc:date>
    <meta:editing-duration>PT4H4M2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95" meta:character-count="630" meta:non-whitespace-character-count="553"/>
  </office:meta>
</office:document-meta>
</file>